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language="de" fo:country="DE"/>
    </style:style>
    <style:style style:name="P3" style:parent-style-name="Standard" style:family="paragraph">
      <style:text-properties fo:language="de" fo:country="DE"/>
    </style:style>
    <style:style style:name="P4" style:parent-style-name="Listenabsatz" style:list-style-name="WWNum1" style:family="paragraph"/>
    <style:style style:name="P5" style:parent-style-name="Listenabsatz" style:list-style-name="WWNum1" style:family="paragraph"/>
    <style:style style:name="P6" style:parent-style-name="Listenabsatz" style:list-style-name="WWNum1" style:family="paragraph"/>
    <style:style style:name="P7" style:parent-style-name="Listenabsatz" style:list-style-name="WWNum1" style:family="paragraph"/>
    <style:style style:name="P8" style:parent-style-name="Listenabsatz" style:list-style-name="WWNum1" style:family="paragraph"/>
    <style:style style:name="P9" style:parent-style-name="Listenabsatz" style:list-style-name="WWNum2" style:family="paragraph"/>
    <style:style style:name="P10" style:parent-style-name="Listenabsatz" style:list-style-name="WWNum2" style:family="paragraph"/>
  </office:automatic-styles>
  <office:body>
    <office:text text:use-soft-page-breaks="true">
      <text:p text:style-name="P1"><text:span text:style-name="T2">Ideas for Germany</text:span></text:p>
      <text:p text:style-name="P3"/>
      <text:list text:style-name="WWNum1">
        <text:list-item text:start-value="1">
          <text:p text:style-name="P4">Get specific Verbrauch per year.</text:p>
        </text:list-item>
        <text:list-item>
          <text:p text:style-name="P5">Get the shares of the different Energietraeger – how much energy each ET is providing.</text:p>
        </text:list-item>
        <text:list-item>
          <text:p text:style-name="P6">Get the shares of the different<text:s/>Energietraeger – how much area each ET is heating.</text:p>
        </text:list-item>
        <text:list-item>
          <text:p text:style-name="P7">Get CO2 emissions.</text:p>
        </text:list-item>
        <text:list-item>
          <text:p text:style-name="P8">Make a map of Germany Bundesländer, and Landkreise.</text:p>
        </text:list-item>
      </text:list>
      <text:p text:style-name="Standard">Ideas for Berlin.</text:p>
      <text:list text:style-name="WWNum2">
        <text:list-item text:start-value="1">
          <text:p text:style-name="P9">Points 1 to 3 remain the same</text:p>
        </text:list-item>
        <text:list-item>
          <text:p text:style-name="P10">Map for Berlin Bezirk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" style:display-name="WW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haskar Kamble</meta:initial-creator>
    <dc:creator>Bhaskar Kamble</dc:creator>
    <meta:creation-date>2019-06-10T05:57:00Z</meta:creation-date>
    <dc:date>2019-06-13T20:21:00Z</dc:date>
    <meta:template xlink:href="Normal" xlink:type="simple"/>
    <meta:editing-cycles>1</meta:editing-cycles>
    <meta:editing-duration>PT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54" meta:character-count="363" meta:row-count="2" meta:non-whitespace-character-count="310"/>
  </office:meta>
</office:document-meta>
</file>